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fo:font-size="14pt" style:font-size-asian="14pt" style:font-size-complex="14pt"/>
    </style:style>
    <style:style style:name="P2" style:family="paragraph" style:parent-style-name="Standard">
      <style:text-properties style:font-name="Calibri" fo:font-size="14pt" style:font-size-asian="14pt" style:font-size-complex="14pt"/>
    </style:style>
    <style:style style:name="T1" style:family="text">
      <style:text-properties style:font-name="Calibri"/>
    </style:style>
    <style:style style:name="T2" style:family="text">
      <style:text-properties style:font-name="Calibri" fo:font-size="13pt" style:font-size-asian="13pt" style:font-size-complex="13pt"/>
    </style:style>
    <style:style style:name="T3" style:family="text">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Methode <text:span text:style-name="Source_20_Text"><text:span text:style-name="T1">straighten_edges</text:span></text:span> sortiert die Knoten eines Graphen, um eine gleichmäßige Verteilung der Knoten entlang der x-Achse zu erreichen, während die y-Koordinaten beibehalten werden. Zunächst wird für jede Schicht (bestimmt durch die y-Koordinate der Knoten) eine Liste der Knoten in dieser Schicht erstellt. Diese Knoten werden nach ihren x-Koordinaten sortiert, und anschließend wird jeder Knoten entlang der x-Achse so positioniert, dass die Knoten in jeder Schicht gleichmäßig mit einem Abstand von 50 Einheiten verteilt sind. Nachdem alle Knoten einer Schicht neu positioniert wurden, wird die Methode zur nächsten Schicht fortgesetzt, bis keine Knoten mehr in der aktuellen Schicht vorhanden sin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1-06T10:23:19.28</meta:creation-date>
    <meta:document-statistic meta:table-count="0" meta:image-count="0" meta:object-count="0" meta:page-count="1" meta:paragraph-count="1" meta:word-count="100" meta:character-count="707"/>
    <dc:date>2025-01-06T10:41:36.09</dc:date>
    <meta:editing-duration>PT3M6S</meta:editing-duration>
    <meta:editing-cycles>1</meta:editing-cycles>
    <meta:generator>OpenOffice/4.1.13$Win32 OpenOffice.org_project/4113m1$Build-9810</meta:generator>
  </office:meta>
</office:document-meta>
</file>